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dc5" officeooo:paragraph-rsid="00171dc5"/>
    </style:style>
    <style:style style:name="P2" style:family="paragraph" style:parent-style-name="Standard" style:list-style-name="L1">
      <style:text-properties officeooo:paragraph-rsid="00171dc5"/>
    </style:style>
    <style:style style:name="P3" style:family="paragraph" style:parent-style-name="Standard" style:list-style-name="L1">
      <style:text-properties fo:font-size="14pt" officeooo:paragraph-rsid="00171dc5" style:font-size-asian="14pt" style:font-size-complex="14pt"/>
    </style:style>
    <style:style style:name="P4" style:family="paragraph" style:parent-style-name="Standard" style:list-style-name="L1">
      <style:text-properties fo:font-size="14pt" officeooo:paragraph-rsid="001901c9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officeooo:paragraph-rsid="001901c9" style:font-size-asian="14pt" style:font-size-complex="14pt"/>
    </style:style>
    <style:style style:name="T1" style:family="text">
      <style:text-properties officeooo:rsid="00171dc5"/>
    </style:style>
    <style:style style:name="T2" style:family="text">
      <style:text-properties officeooo:rsid="001901c9"/>
    </style:style>
    <style:style style:name="T3" style:family="text">
      <style:text-properties officeooo:rsid="0019b70d"/>
    </style:style>
    <style:style style:name="T4" style:family="text">
      <style:text-properties officeooo:rsid="001b0f53"/>
    </style:style>
    <style:style style:name="T5" style:family="text">
      <style:text-properties fo:font-size="14pt" officeooo:rsid="00171dc5" style:font-size-asian="14pt" style:font-size-complex="14pt"/>
    </style:style>
    <style:style style:name="T6" style:family="text">
      <style:text-properties fo:font-size="14pt" fo:font-weight="bold" officeooo:rsid="00171dc5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71dc5" style:font-weight-asian="bold" style:font-weight-complex="bold"/>
    </style:style>
    <style:style style:name="T9" style:family="text">
      <style:text-properties fo:font-weight="bold" officeooo:rsid="0019b70d" style:font-weight-asian="bold" style:font-weight-complex="bold"/>
    </style:style>
    <style:style style:name="T10" style:family="text">
      <style:text-properties fo:font-weight="bold" officeooo:rsid="001901c9" style:font-weight-asian="bold" style:font-weight-complex="bold"/>
    </style:style>
    <style:style style:name="T11" style:family="text">
      <style:text-properties fo:font-weight="bold" officeooo:rsid="001ba371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2</text:p>
      <text:p text:style-name="P1"/>
      <text:p text:style-name="P1"/>
      <text:list xml:id="list946877557" text:style-name="L1">
        <text:list-item>
          <text:p text:style-name="P2"><text:span text:style-name="T8">str</text:span><text:span text:style-name="T6">(2021) * int("3") <text:s text:c="2"/>résultat :'202120212021</text:span><text:span text:style-name="T5">' python va convertir 2021 en chaîne de caractère et « 3 » en entier puis il va tripler cette chaîne de caractère</text:span></text:p>
        </text:list-item>
        <text:list-item>
          <text:p text:style-name="P3"><text:span text:style-name="T7">int("3") + float("3.2") <text:s/></text:span><text:span text:style-name="T8">résultat : </text:span><text:span text:style-name="T7">6.2</text:span> <text:span text:style-name="T1">conversion de la chaîne «3 » en entier, de la chaîne « 3.2 » en réel et somme des nombres obtenues</text:span></text:p>
        </text:list-item>
        <text:list-item>
          <text:p text:style-name="P5"><text:span text:style-name="T8">int(3.98) + float("3.2") résultat :6.2 </text:span><text:span text:style-name="T1">. </text:span><text:span text:style-name="T2">Conversion de 3.98 en entier (la partie décimal est mise à Zéro), conversion de </text:span><text:span text:style-name="T1">« 3.2 » en réel et somme des nombres obtenues</text:span></text:p>
        </text:list-item>
        <text:list-item>
          <text:p text:style-name="P4"><text:span text:style-name="T7">int(3.9) + float("3,2") : </text:span><text:span text:style-name="T9">Erreur</text:span><text:span text:style-name="T3"> car « 3,2 » ne peut être converti en réel à cause de la virgule car la virgule c’est le point en python</text:span></text:p>
        </text:list-item>
        <text:list-item>
          <text:p text:style-name="P4"><text:span text:style-name="T7">str(3) * float("3") : </text:span><text:span text:style-name="T10"><text:s/></text:span><text:span text:style-name="T11">E</text:span><text:span text:style-name="T10">rreur</text:span><text:span text:style-name="T2"> car une chaîne de caractère ne peut pas être multiplié par un nombre qui n’est pas de type int.</text:span></text:p>
        </text:list-item>
        <text:list-item>
          <text:p text:style-name="P4"><text:span text:style-name="T11">st</text:span><text:span text:style-name="T7">r(3/4) * 2 <text:s/></text:span><text:span text:style-name="T9">résultat :</text:span><text:span text:style-name="T7">'0.750.75'. </text:span><text:span text:style-name="T3">Effectue la division réel de 3 par 4 , converti le résultat en chaîne de caractère et concatène la chaîne obtenue par elle même une fois.</text:span></text:p>
        </text:list-item>
        <text:list-item>
          <text:p text:style-name="P5">"SEED" + ["innovation","hub"] : <text:span text:style-name="T3">Erreur on ne peut pas <text:s/>concaténer une chaîne de caractère avec une liste</text:span></text:p>
        </text:list-item>
        <text:list-item>
          <text:p text:style-name="P5">"SEED" + str(["innovation","hub"]) <text:span text:style-name="T4">résultat :</text:span>"SEED['innovation', 'hub']" <text:s/><text:span text:style-name="T4">conversion de la liste en python et concaténation du résultat avec la chaîne « SEED »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09:41:58.396081411</meta:creation-date>
    <dc:date>2021-06-11T20:21:32.184701930</dc:date>
    <meta:editing-duration>PT29M1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216" meta:character-count="1179" meta:non-whitespace-character-count="973"/>
  </office:meta>
</office:document-meta>
</file>